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52" draw:master-page-name="Master1-Layout2-obj-タイトルとコンテンツ" presentation:presentation-page-layout-name="Master1-PPL2">
        <draw:frame draw:id="id63" presentation:style-name="a456" draw:name="タイトル 1" svg:x="0.5in" svg:y="0.30035in" svg:width="9in" svg:height="1.25in" presentation:class="title" presentation:placeholder="false">
          <draw:text-box>
            <text:p text:style-name="a455" text:class-names="" text:cond-style-name=""><text:span text:style-name="a453" text:class-names="">先週やったこと（シミュレータ係）</text:span><text:span text:style-name="a454" text:class-names=""/></text:p>
          </draw:text-box>
          <svg:desc/>
        </draw:frame>
        <draw:frame draw:id="id64" presentation:style-name="a499" draw:name="コンテンツ プレースホルダ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7" text:class-names="">アセンブラ書いた</text:span><text:span text:style-name="a458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1" text:class-names="">シミュレータ機能追加</text:span><text:span text:style-name="a462" text:class-names=""/></text:p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5" text:class-names="">i/o</text:span><text:span text:style-name="a466" text:class-names="">命令などデバッグした</text:span><text:span text:style-name="a467" text:class-names=""/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メモリの値表示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3" text:class-names="">Bdg</text:span><text:span text:style-name="a474" text:class-names="">命令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ある条件を満たしたら一時停止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0" text:class-names="">If (</text:span><text:span text:style-name="a481" text:class-names="">ireg</text:span><text:span text:style-name="a482" text:class-names="">[</text:span><text:span text:style-name="a483" text:class-names="">i</text:span><text:span text:style-name="a484" text:class-names="">] (=, &lt;, &gt;, !=)<text:s text:c="1"/></text:span><text:span text:style-name="a485" text:class-names="">ireg</text:span><text:span text:style-name="a486" text:class-names="">[j]) stop<text:s text:c="1"/></text:span><text:span text:style-name="a487" text:class-names="">など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レジスタに値が書き込まれたら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desc/>
        </draw:frame>
      </draw:page>
      <draw:page draw:name="Slide3" draw:style-name="a500" draw:master-page-name="Master1-Layout2-obj-タイトルとコンテンツ" presentation:presentation-page-layout-name="Master1-PPL2">
        <draw:frame draw:id="id65" presentation:style-name="a503" draw:name="タイトル 1" svg:x="0.5in" svg:y="0.30035in" svg:width="9in" svg:height="1.25in" presentation:class="title" presentation:placeholder="false">
          <draw:text-box>
            <text:p text:style-name="a502" text:class-names="" text:cond-style-name=""><text:span text:style-name="a501" text:class-names="">今週やること</text:span></text:p>
          </draw:text-box>
          <svg:desc/>
        </draw:frame>
        <draw:frame draw:id="id66" presentation:style-name="a521" draw:name="コンテンツ プレースホルダ 2" svg:x="0.5in" svg:y="1.75in" svg:width="9in" svg:height="4.94965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4" text:class-names="">シミュレータに機能追加</text:span><text:span text:style-name="a505" text:class-names="">を続ける</text:span><text:span text:style-name="a506" text:class-names=""/></text:p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09" text:class-names="">レジスタ、メモリの値書き換え</text:span><text:span text:style-name="a510" text:class-names=""/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3" text:class-names="">バックステップ実行</text:span><text:span text:style-name="a514" text:class-names=""/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7" text:class-names="">など</text:span><text:span text:style-name="a518" text:class-names=""/></text:p>
                  </text:list-item>
                </text:list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タイトルとコンテンツ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セクション見出し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2 つのコンテンツ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較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タイトルのみ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白紙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タイトル付きのコンテンツ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タイトル付きの図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タイトルと縦書きテキスト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縦書きタイトルと縦書きテキスト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マスタ タイトルの書式設定</text:span><text:span text:style-name="a2" text:class-names=""/></text:p>
        </draw:text-box>
        <svg:desc/>
      </draw:frame>
      <draw:frame draw:id="id1" presentation:style-name="a29" draw:name="テキスト プレースホルダ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4" draw:name="日付プレースホルダ 3" svg:x="0.5in" svg:y="6.95139in" svg:width="2.3333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desc/>
      </draw:frame>
      <draw:frame draw:id="id3" presentation:style-name="a37" draw:name="フッター プレースホルダ 4" svg:x="3.41667in" svg:y="6.95139in" svg:width="3.16667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4" presentation:style-name="a41" draw:name="スライド番号プレースホルダ 5" svg:x="7.16667in" svg:y="6.95139in" svg:width="2.3333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0.75in" svg:y="2.32986in" svg:width="8.5in" svg:height="1.60764in" presentation:class="title" presentation:placeholder="false">
        <draw:text-box>
          <text:p text:style-name="a45" text:class-names="" text:cond-style-name=""><text:span text:style-name="a43" text:class-names="">マスタ タイトルの書式設定</text:span><text:span text:style-name="a44" text:class-names=""/></text:p>
        </draw:text-box>
        <svg:desc/>
      </draw:frame>
      <draw:frame draw:id="id6" presentation:style-name="a50" draw:name="サブタイトル 2" svg:x="1.5in" svg:y="4.25in" svg:width="7in" svg:height="1.91667in" presentation:class="subtitle" presentation:placeholder="false">
        <draw:text-box>
          <text:p text:style-name="a49" text:class-names="" text:cond-style-name=""><text:span text:style-name="a47" text:class-names="">マスタ サブタイトルの書式設定</text:span><text:span text:style-name="a48" text:class-names=""/></text:p>
        </draw:text-box>
        <svg:desc/>
      </draw:frame>
      <draw:frame draw:id="id7" presentation:style-name="a55" draw:name="日付プレースホルダ 3" svg:x="0.5in" svg:y="6.95139in" svg:width="2.3333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/></text:span><text:span text:style-name="a53" text:class-names=""/></text:p>
        </draw:text-box>
        <svg:desc/>
      </draw:frame>
      <draw:frame draw:id="id8" presentation:style-name="a58" draw:name="フッター プレースホルダ 4" svg:x="3.41667in" svg:y="6.95139in" svg:width="3.16667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9" presentation:style-name="a62" draw:name="スライド番号プレースホルダ 5" svg:x="7.16667in" svg:y="6.95139in" svg:width="2.3333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</draw:text-box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5in" svg:y="0.30035in" svg:width="9in" svg:height="1.25in" presentation:class="title" presentation:placeholder="false">
        <draw:text-box>
          <text:p text:style-name="a66" text:class-names="" text:cond-style-name=""><text:span text:style-name="a64" text:class-names="">マスタ タイトルの書式設定</text:span><text:span text:style-name="a65" text:class-names=""/></text:p>
        </draw:text-box>
        <svg:desc/>
      </draw:frame>
      <draw:frame draw:id="id11" presentation:style-name="a92" draw:name="コンテンツ プレースホルダ 2" svg:x="0.5in" svg:y="1.75in" svg:width="9in" svg:height="4.949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97" draw:name="日付プレースホルダ 3" svg:x="0.5in" svg:y="6.95139in" svg:width="2.3333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</draw:text-box>
        <svg:desc/>
      </draw:frame>
      <draw:frame draw:id="id13" presentation:style-name="a100" draw:name="フッター プレースホルダ 4" svg:x="3.41667in" svg:y="6.95139in" svg:width="3.16667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desc/>
      </draw:frame>
      <draw:frame draw:id="id14" presentation:style-name="a104" draw:name="スライド番号プレースホルダ 5" svg:x="7.16667in" svg:y="6.95139in" svg:width="2.3333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/></text:span><text:span text:style-name="a102" text:class-names=""/></text:p>
        </draw:text-box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78993in" svg:y="4.81944in" svg:width="8.5in" svg:height="1.48958in" presentation:class="title" presentation:placeholder="false">
        <draw:text-box>
          <text:p text:style-name="a108" text:class-names="" text:cond-style-name=""><text:span text:style-name="a106" text:class-names="">マスタ タイトルの書式設定</text:span><text:span text:style-name="a107" text:class-names=""/></text:p>
        </draw:text-box>
        <svg:desc/>
      </draw:frame>
      <draw:frame draw:id="id16" presentation:style-name="a113" draw:name="テキスト プレースホルダ 2" svg:x="0.78993in" svg:y="3.17882in" svg:width="8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 テキストの書式設定</text:span></text:p>
            </text:list-item>
          </text:list>
        </draw:text-box>
        <svg:desc/>
      </draw:frame>
      <draw:frame draw:id="id17" presentation:style-name="a118" draw:name="日付プレースホルダ 3" svg:x="0.5in" svg:y="6.95139in" svg:width="2.3333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/></text:span><text:span text:style-name="a116" text:class-names=""/></text:p>
        </draw:text-box>
        <svg:desc/>
      </draw:frame>
      <draw:frame draw:id="id18" presentation:style-name="a121" draw:name="フッター プレースホルダ 4" svg:x="3.41667in" svg:y="6.95139in" svg:width="3.16667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desc/>
      </draw:frame>
      <draw:frame draw:id="id19" presentation:style-name="a125" draw:name="スライド番号プレースホルダ 5" svg:x="7.16667in" svg:y="6.95139in" svg:width="2.3333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</draw:text-box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5in" svg:y="0.30035in" svg:width="9in" svg:height="1.25in" presentation:class="title" presentation:placeholder="false">
        <draw:text-box>
          <text:p text:style-name="a129" text:class-names="" text:cond-style-name=""><text:span text:style-name="a127" text:class-names="">マスタ タイトルの書式設定</text:span><text:span text:style-name="a128" text:class-names=""/></text:p>
        </draw:text-box>
        <svg:desc/>
      </draw:frame>
      <draw:frame draw:id="id21" presentation:style-name="a155" draw:name="コンテンツ プレースホルダ 2" svg:x="0.5in" svg:y="1.75in" svg:width="4.41667in" svg:height="4.9496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80" draw:name="コンテンツ プレースホルダ 3" svg:x="5.08333in" svg:y="1.75in" svg:width="4.41667in" svg:height="4.9496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85" draw:name="日付プレースホルダ 4" svg:x="0.5in" svg:y="6.95139in" svg:width="2.3333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/></text:span><text:span text:style-name="a183" text:class-names=""/></text:p>
        </draw:text-box>
        <svg:desc/>
      </draw:frame>
      <draw:frame draw:id="id24" presentation:style-name="a188" draw:name="フッター プレースホルダ 5" svg:x="3.41667in" svg:y="6.95139in" svg:width="3.16667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desc/>
      </draw:frame>
      <draw:frame draw:id="id25" presentation:style-name="a192" draw:name="スライド番号プレースホルダ 6" svg:x="7.16667in" svg:y="6.95139in" svg:width="2.3333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/></text:span><text:span text:style-name="a190" text:class-names=""/></text:p>
        </draw:text-box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5in" svg:y="0.30035in" svg:width="9in" svg:height="1.25in" presentation:class="title" presentation:placeholder="false">
        <draw:text-box>
          <text:p text:style-name="a196" text:class-names="" text:cond-style-name=""><text:span text:style-name="a194" text:class-names="">マスタ タイトルの書式設定</text:span><text:span text:style-name="a195" text:class-names=""/></text:p>
        </draw:text-box>
        <svg:desc/>
      </draw:frame>
      <draw:frame draw:id="id27" presentation:style-name="a201" draw:name="テキスト プレースホルダ 2" svg:x="0.5in" svg:y="1.67882in" svg:width="4.418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 テキストの書式設定</text:span></text:p>
            </text:list-item>
          </text:list>
        </draw:text-box>
        <svg:desc/>
      </draw:frame>
      <draw:frame draw:id="id28" presentation:style-name="a226" draw:name="コンテンツ プレースホルダ 3" svg:x="0.5in" svg:y="2.37847in" svg:width="4.418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30" draw:name="テキスト プレースホルダ 4" svg:x="5.07986in" svg:y="1.67882in" svg:width="4.42014in" svg:height="0.6996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 テキストの書式設定</text:span></text:p>
            </text:list-item>
          </text:list>
        </draw:text-box>
        <svg:desc/>
      </draw:frame>
      <draw:frame draw:id="id30" presentation:style-name="a255" draw:name="コンテンツ プレースホルダ 5" svg:x="5.07986in" svg:y="2.37847in" svg:width="4.42014in" svg:height="4.3211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60" draw:name="日付プレースホルダ 6" svg:x="0.5in" svg:y="6.95139in" svg:width="2.3333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desc/>
      </draw:frame>
      <draw:frame draw:id="id32" presentation:style-name="a263" draw:name="フッター プレースホルダ 7" svg:x="3.41667in" svg:y="6.95139in" svg:width="3.16667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33" presentation:style-name="a267" draw:name="スライド番号プレースホルダ 8" svg:x="7.16667in" svg:y="6.95139in" svg:width="2.3333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5in" svg:y="0.30035in" svg:width="9in" svg:height="1.25in" presentation:class="title" presentation:placeholder="false">
        <draw:text-box>
          <text:p text:style-name="a271" text:class-names="" text:cond-style-name=""><text:span text:style-name="a269" text:class-names="">マスタ タイトルの書式設定</text:span><text:span text:style-name="a270" text:class-names=""/></text:p>
        </draw:text-box>
        <svg:desc/>
      </draw:frame>
      <draw:frame draw:id="id35" presentation:style-name="a277" draw:name="日付プレースホルダ 2" svg:x="0.5in" svg:y="6.95139in" svg:width="2.3333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/></text:span><text:span text:style-name="a275" text:class-names=""/></text:p>
        </draw:text-box>
        <svg:desc/>
      </draw:frame>
      <draw:frame draw:id="id36" presentation:style-name="a280" draw:name="フッター プレースホルダ 3" svg:x="3.41667in" svg:y="6.95139in" svg:width="3.16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desc/>
      </draw:frame>
      <draw:frame draw:id="id37" presentation:style-name="a284" draw:name="スライド番号プレースホルダ 4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/></text:span><text:span text:style-name="a282" text:class-names=""/></text:p>
        </draw:text-box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 1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desc/>
      </draw:frame>
      <draw:frame draw:id="id39" presentation:style-name="a293" draw:name="フッター プレースホルダ 2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desc/>
      </draw:frame>
      <draw:frame draw:id="id40" presentation:style-name="a297" draw:name="スライド番号プレースホルダ 3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5in" svg:y="0.29861in" svg:width="3.28993in" svg:height="1.27083in" presentation:class="title" presentation:placeholder="false">
        <draw:text-box>
          <text:p text:style-name="a301" text:class-names="" text:cond-style-name=""><text:span text:style-name="a299" text:class-names="">マスタ タイトルの書式設定</text:span><text:span text:style-name="a300" text:class-names=""/></text:p>
        </draw:text-box>
        <svg:desc/>
      </draw:frame>
      <draw:frame draw:id="id42" presentation:style-name="a327" draw:name="コンテンツ プレースホルダ 2" svg:x="3.90972in" svg:y="0.29861in" svg:width="5.59028in" svg:height="6.40104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31" draw:name="テキスト プレースホルダ 3" svg:x="0.5in" svg:y="1.56944in" svg:width="3.28993in" svg:height="5.1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 テキストの書式設定</text:span></text:p>
            </text:list-item>
          </text:list>
        </draw:text-box>
        <svg:desc/>
      </draw:frame>
      <draw:frame draw:id="id44" presentation:style-name="a336" draw:name="日付プレースホルダ 4" svg:x="0.5in" svg:y="6.95139in" svg:width="2.3333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/></text:span><text:span text:style-name="a334" text:class-names=""/></text:p>
        </draw:text-box>
        <svg:desc/>
      </draw:frame>
      <draw:frame draw:id="id45" presentation:style-name="a339" draw:name="フッター プレースホルダ 5" svg:x="3.41667in" svg:y="6.95139in" svg:width="3.16667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46" presentation:style-name="a343" draw:name="スライド番号プレースホルダ 6" svg:x="7.16667in" svg:y="6.95139in" svg:width="2.3333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/></text:span><text:span text:style-name="a341" text:class-names=""/></text:p>
        </draw:text-box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1.96007in" svg:y="5.25in" svg:width="6in" svg:height="0.61979in" presentation:class="title" presentation:placeholder="false">
        <draw:text-box>
          <text:p text:style-name="a347" text:class-names="" text:cond-style-name=""><text:span text:style-name="a345" text:class-names="">マスタ タイトルの書式設定</text:span><text:span text:style-name="a346" text:class-names=""/></text:p>
        </draw:text-box>
        <svg:desc/>
      </draw:frame>
      <draw:frame draw:id="id48" presentation:style-name="a351" draw:name="図プレースホルダ 2" svg:x="1.96007in" svg:y="0.67014in" svg:width="6in" svg:height="4.5in" presentation:class="graphic" presentation:placeholder="false">
        <draw:text-box>
          <text:p text:style-name="a350" text:class-names="" text:cond-style-name=""><text:span text:style-name="a349" text:class-names=""/></text:p>
        </draw:text-box>
        <svg:desc/>
      </draw:frame>
      <draw:frame draw:id="id49" presentation:style-name="a355" draw:name="テキスト プレースホルダ 3" svg:x="1.96007in" svg:y="5.86979in" svg:width="6in" svg:height="0.88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 テキストの書式設定</text:span></text:p>
            </text:list-item>
          </text:list>
        </draw:text-box>
        <svg:desc/>
      </draw:frame>
      <draw:frame draw:id="id50" presentation:style-name="a360" draw:name="日付プレースホルダ 4" svg:x="0.5in" svg:y="6.95139in" svg:width="2.3333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desc/>
      </draw:frame>
      <draw:frame draw:id="id51" presentation:style-name="a363" draw:name="フッター プレースホルダ 5" svg:x="3.41667in" svg:y="6.95139in" svg:width="3.1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desc/>
      </draw:frame>
      <draw:frame draw:id="id52" presentation:style-name="a367" draw:name="スライド番号プレースホルダ 6" svg:x="7.16667in" svg:y="6.95139in" svg:width="2.3333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5in" svg:y="0.30035in" svg:width="9in" svg:height="1.25in" presentation:class="title" presentation:placeholder="false">
        <draw:text-box>
          <text:p text:style-name="a371" text:class-names="" text:cond-style-name=""><text:span text:style-name="a369" text:class-names="">マスタ タイトルの書式設定</text:span><text:span text:style-name="a370" text:class-names=""/></text:p>
        </draw:text-box>
        <svg:desc/>
      </draw:frame>
      <draw:frame draw:id="id54" presentation:style-name="a397" draw:name="縦書きテキスト プレースホルダ 2" svg:x="0.5in" svg:y="1.75in" svg:width="9in" svg:height="4.94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402" draw:name="日付プレースホルダ 3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/></text:span><text:span text:style-name="a400" text:class-names=""/></text:p>
        </draw:text-box>
        <svg:desc/>
      </draw:frame>
      <draw:frame draw:id="id56" presentation:style-name="a405" draw:name="フッター プレースホルダ 4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57" presentation:style-name="a409" draw:name="スライド番号プレースホルダ 5" svg:x="7.16667in" svg:y="6.95139in" svg:width="2.3333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/></text:span><text:span text:style-name="a407" text:class-names=""/></text:p>
        </draw:text-box>
        <svg:desc/>
      </draw:frame>
    </style:master-page>
    <style:master-page style:name="Master1-Layout11-vertTitleAndTx-縦書きタイトルと縦書きテキスト" style:page-layout-name="pageLayout1" draw:style-name="a410">
      <draw:frame draw:id="id58" presentation:style-name="a414" draw:name="縦書きタイトル 1" svg:x="7.25in" svg:y="0.30035in" svg:width="2.25in" svg:height="6.39931in" presentation:class="title" presentation:placeholder="false">
        <draw:text-box>
          <text:p text:style-name="a413" text:class-names="" text:cond-style-name=""><text:span text:style-name="a411" text:class-names="">マスタ タイトルの書式設定</text:span><text:span text:style-name="a412" text:class-names=""/></text:p>
        </draw:text-box>
        <svg:desc/>
      </draw:frame>
      <draw:frame draw:id="id59" presentation:style-name="a439" draw:name="縦書きテキスト プレースホルダ 2" svg:x="0.5in" svg:y="0.30035in" svg:width="6.58333in" svg:height="6.3993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44" draw:name="日付プレースホルダ 3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/></text:span><text:span text:style-name="a442" text:class-names=""/></text:p>
        </draw:text-box>
        <svg:desc/>
      </draw:frame>
      <draw:frame draw:id="id61" presentation:style-name="a447" draw:name="フッター プレースホルダ 4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62" presentation:style-name="a451" draw:name="スライド番号プレースホルダ 5" svg:x="7.16667in" svg:y="6.95139in" svg:width="2.3333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先週やったこと（シミュレータ係）</dc:title>
    <meta:initial-creator>相馬悠紀</meta:initial-creator>
    <dc:creator>相馬悠紀</dc:creator>
    <meta:creation-date>2012-10-22T13:07:19Z</meta:creation-date>
    <dc:date>2012-10-22T22:36:32Z</dc:date>
    <meta:editing-cycles>56</meta:editing-cycles>
    <meta:editing-duration>PT33669S</meta:editing-duration>
    <meta:document-statistic meta:paragraph-count="14" meta:word-count="63"/>
  </office:meta>
</office:document-meta>
</file>